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sOCPEUR" svg:font-family="IsOCPEUR, Arial"/>
    <style:font-face style:name="Isocpeur" svg:font-family="Isocpeur, ari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1cm" fo:margin-right="0.485cm" fo:text-indent="0cm" style:auto-text-indent="false"/>
    </style:style>
    <style:style style:name="P2" style:family="paragraph" style:parent-style-name="Standard">
      <style:paragraph-properties fo:margin-left="0.51cm" fo:margin-right="0.485cm" fo:line-height="150%" fo:text-indent="0cm" style:auto-text-indent="false"/>
    </style:style>
    <style:style style:name="P3" style:family="paragraph" style:parent-style-name="Standard">
      <style:paragraph-properties fo:margin-left="0.51cm" fo:margin-right="0.485cm" fo:text-indent="0cm" style:auto-text-indent="false"/>
      <style:text-properties style:font-name="Courier New" fo:font-size="9pt" style:font-size-asian="9pt" style:font-size-complex="9pt"/>
    </style:style>
    <style:style style:name="P4" style:family="paragraph" style:parent-style-name="Standard">
      <style:paragraph-properties fo:margin-left="0.898cm" fo:margin-right="0cm" fo:line-height="150%" fo:text-align="start" style:justify-single-word="false" fo:text-indent="-0.363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150%" fo:text-align="center" fo:text-indent="0cm" style:writing-mode="lr-tb"/>
    </style:style>
    <style:style style:name="P8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9" style:family="paragraph">
      <style:paragraph-properties fo:margin-left="0cm" fo:margin-right="0cm" fo:line-height="150%" fo:text-align="justify" fo:text-indent="0cm" style:writing-mode="lr-tb"/>
    </style:style>
    <style:style style:name="P10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11" style:family="paragraph">
      <style:paragraph-properties fo:margin-left="0cm" fo:margin-right="0cm" fo:line-height="150%" fo:text-align="center" fo:text-indent="0cm" style:writing-mode="lr-tb"/>
      <style:text-properties style:font-name="IsOCPEUR"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fo:margin-left="0.499cm" fo:margin-right="0cm" fo:line-height="100%" fo:text-align="center" fo:text-indent="0cm">
        <style:tab-stops/>
      </style:paragraph-properties>
    </style:style>
    <style:style style:name="P13" style:family="paragraph">
      <style:paragraph-properties fo:margin-left="0cm" fo:margin-right="0cm" fo:line-height="150%" fo:text-align="center" fo:text-indent="1.251cm" style:writing-mode="lr-tb"/>
    </style:style>
    <style:style style:name="P14" style:family="paragraph">
      <style:paragraph-properties fo:margin-left="0cm" fo:margin-right="0cm" fo:line-height="150%" fo:text-align="start" fo:text-indent="1.251cm" style:writing-mode="lr-tb"/>
    </style:style>
    <style:style style:name="P15" style:family="paragraph">
      <style:paragraph-properties fo:margin-left="0cm" fo:margin-right="0cm" fo:line-height="150%" fo:text-align="justify" fo:text-indent="1.251cm" style:writing-mode="lr-tb"/>
    </style:style>
    <style:style style:name="T1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2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3" style:family="text">
      <style:text-properties style:font-name="IsOCPEUR" fo:font-size="9pt" fo:font-style="italic" style:font-size-asian="9pt" style:font-style-asian="italic" style:font-size-complex="9pt" style:font-style-complex="italic"/>
    </style:style>
    <style:style style:name="T4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ISOCPEUR" fo:font-size="14pt" fo:language="ru" fo:country="RU" fo:font-style="italic" fo:font-weight="normal" style:font-name-asian="Arial" style:font-size-asian="14pt" style:language-asian="ar" style:country-asian="SA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6" style:family="text">
      <style:text-properties style:use-window-font-color="true" style:font-name="ISOCPEUR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IsOCPEUR" fo:font-size="10pt" fo:language="ru" fo:country="RU" fo:font-style="italic" style:font-name-asian="Times New Roman" style:font-size-asian="10pt" style:font-style-asian="italic" style:font-name-complex="Calibri" style:font-size-complex="10pt" style:language-complex="ar" style:country-complex="SA" style:font-style-complex="italic"/>
    </style:style>
    <style:style style:name="T8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9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509cm" svg:height="28.735cm" svg:x="2.004cm" svg:y="0.474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2.898cm" svg:y1="25.123cm" svg:x2="2.898cm" svg:y2="26.672cm">
          <text:p/>
        </draw:line>
        <draw:line draw:style-name="gr3" draw:text-style-name="P6" svg:x1="2.016cm" svg:y1="25.146cm" svg:x2="20.494cm" svg:y2="25.146cm">
          <text:p/>
        </draw:line>
        <draw:line draw:style-name="gr3" draw:text-style-name="P6" svg:x1="4.041cm" svg:y1="25.153cm" svg:x2="4.041cm" svg:y2="29.19cm">
          <text:p/>
        </draw:line>
        <draw:line draw:style-name="gr3" draw:text-style-name="P6" svg:x1="6.558cm" svg:y1="25.175cm" svg:x2="6.558cm" svg:y2="29.191cm">
          <text:p/>
        </draw:line>
        <draw:line draw:style-name="gr3" draw:text-style-name="P6" svg:x1="8.075cm" svg:y1="25.175cm" svg:x2="8.075cm" svg:y2="29.191cm">
          <text:p/>
        </draw:line>
        <draw:line draw:style-name="gr3" draw:text-style-name="P6" svg:x1="9.087cm" svg:y1="25.16cm" svg:x2="9.087cm" svg:y2="29.175cm">
          <text:p/>
        </draw:line>
        <draw:line draw:style-name="gr3" draw:text-style-name="P6" svg:x1="16.674cm" svg:y1="26.677cm" svg:x2="16.676cm" svg:y2="27.671cm">
          <text:p/>
        </draw:line>
        <draw:line draw:style-name="gr4" draw:text-style-name="P6" svg:x1="2.016cm" svg:y1="28.194cm" svg:x2="9.068cm" svg:y2="28.194cm">
          <text:p/>
        </draw:line>
        <draw:line draw:style-name="gr4" draw:text-style-name="P6" svg:x1="2.016cm" svg:y1="28.701cm" svg:x2="9.068cm" svg:y2="28.701cm">
          <text:p/>
        </draw:line>
        <draw:frame draw:style-name="gr5" draw:text-style-name="P8" svg:width="0.817cm" svg:height="0.444cm" svg:x="2.053cm" svg:y="26.207cm">
          <draw:text-box>
            <text:p text:style-name="P7"><text:span text:style-name="T1">Изм.</text:span></text:p>
          </draw:text-box>
        </draw:frame>
        <draw:frame draw:style-name="gr5" draw:text-style-name="P7" svg:width="1.019cm" svg:height="0.444cm" svg:x="2.976cm" svg:y="26.207cm">
          <draw:text-box>
            <text:p text:style-name="P7"><text:span text:style-name="T2">Лист</text:span></text:p>
          </draw:text-box>
        </draw:frame>
        <draw:frame draw:style-name="gr5" draw:text-style-name="P9" svg:width="2.382cm" svg:height="0.444cm" svg:x="4.1cm" svg:y="26.207cm">
          <draw:text-box>
            <text:p text:style-name="P9"><text:span text:style-name="T2">№ </text:span><text:span text:style-name="T2">докум.</text:span></text:p>
          </draw:text-box>
        </draw:frame>
        <draw:frame draw:style-name="gr5" draw:text-style-name="P10" svg:width="1.419cm" svg:height="0.444cm" svg:x="6.613cm" svg:y="26.207cm">
          <draw:text-box>
            <text:p text:style-name="P9"><text:span text:style-name="T1">Подпись</text:span></text:p>
          </draw:text-box>
        </draw:frame>
        <draw:frame draw:style-name="gr5" draw:text-style-name="P9" svg:width="0.925cm" svg:height="0.444cm" svg:x="8.114cm" svg:y="26.207cm">
          <draw:text-box>
            <text:p text:style-name="P9"><text:span text:style-name="T2">Дата</text:span></text:p>
          </draw:text-box>
        </draw:frame>
        <draw:frame draw:style-name="gr5" draw:text-style-name="P11" svg:width="1.364cm" svg:height="0.442cm" svg:x="16.745cm" svg:y="26.705cm">
          <draw:text-box>
            <text:p text:style-name="P7"><text:span text:style-name="T3">Лист</text:span></text:p>
          </draw:text-box>
        </draw:frame>
        <draw:frame draw:style-name="gr5" draw:text-style-name="P9" svg:width="1.364cm" svg:height="0.445cm" svg:x="16.745cm" svg:y="27.229cm">
          <draw:text-box>
            <text:p text:style-name="P7"><text:span text:style-name="T4">14</text:span></text:p>
          </draw:text-box>
        </draw:frame>
        <draw:frame draw:style-name="gr5" draw:text-style-name="P13" svg:width="11.253cm" svg:height="0.685cm" svg:x="9.185cm" svg:y="25.588cm">
          <draw:text-box>
            <text:p text:style-name="P12"><text:span text:style-name="T5">КР-НГТУ-210200.62-(АВР 09-1)-08-12</text:span></text:p>
          </draw:text-box>
        </draw:frame>
        <draw:line draw:style-name="gr3" draw:text-style-name="P6" svg:x1="2.016cm" svg:y1="26.67cm" svg:x2="20.494cm" svg:y2="26.67cm">
          <text:p/>
        </draw:line>
        <draw:line draw:style-name="gr3" draw:text-style-name="P6" svg:x1="2.031cm" svg:y1="26.163cm" svg:x2="9.083cm" svg:y2="26.163cm">
          <text:p/>
        </draw:line>
        <draw:line draw:style-name="gr4" draw:text-style-name="P6" svg:x1="2.016cm" svg:y1="25.65cm" svg:x2="9.118cm" svg:y2="25.645cm">
          <text:p/>
        </draw:line>
        <draw:line draw:style-name="gr4" draw:text-style-name="P6" svg:x1="2.016cm" svg:y1="27.686cm" svg:x2="9.068cm" svg:y2="27.686cm">
          <text:p/>
        </draw:line>
        <draw:line draw:style-name="gr4" draw:text-style-name="P6" svg:x1="2.016cm" svg:y1="27.174cm" svg:x2="9.068cm" svg:y2="27.174cm">
          <text:p/>
        </draw:line>
        <draw:g draw:style-name="gr6">
          <draw:frame draw:style-name="gr5" draw:text-style-name="P9" svg:width="1.968cm" svg:height="0.444cm" svg:x="2.039cm" svg:y="26.719cm">
            <draw:text-box>
              <text:p text:style-name="P9"><text:span text:style-name="T2">Разраб.</text:span></text:p>
            </draw:text-box>
          </draw:frame>
          <draw:frame draw:style-name="gr5" draw:text-style-name="P9" svg:width="2.382cm" svg:height="0.444cm" svg:x="4.101cm" svg:y="26.719cm">
            <draw:text-box>
              <text:p text:style-name="P9"><text:span text:style-name="T6">Муртазина Е.В.</text:span></text:p>
            </draw:text-box>
          </draw:frame>
        </draw:g>
        <draw:g draw:style-name="gr6">
          <draw:frame draw:style-name="gr5" draw:text-style-name="P9" svg:width="1.968cm" svg:height="0.444cm" svg:x="2.039cm" svg:y="27.216cm">
            <draw:text-box>
              <text:p text:style-name="P9"><text:span text:style-name="T2">Провер.</text:span></text:p>
            </draw:text-box>
          </draw:frame>
          <draw:frame draw:style-name="gr5" draw:text-style-name="P9" svg:width="2.382cm" svg:height="0.444cm" svg:x="4.101cm" svg:y="27.216cm">
            <draw:text-box>
              <text:p text:style-name="P9"><text:span text:style-name="T6">Хапов Д.А.</text:span></text:p>
            </draw:text-box>
          </draw:frame>
        </draw:g>
        <draw:g draw:style-name="gr6">
          <draw:frame draw:style-name="gr7" draw:text-style-name="P9" svg:width="1.968cm" svg:height="0.444cm" svg:x="2.039cm" svg:y="27.726cm">
            <draw:text-box>
              <text:p/>
            </draw:text-box>
          </draw:frame>
          <draw:custom-shape draw:style-name="gr8" draw:text-style-name="P5" svg:width="2.382cm" svg:height="0.444cm" svg:x="4.101cm" svg:y="27.728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9" svg:width="1.968cm" svg:height="0.442cm" svg:x="2.039cm" svg:y="28.224cm">
            <draw:text-box>
              <text:p text:style-name="P9"><text:span text:style-name="T2">Н. Контр.</text:span></text:p>
            </draw:text-box>
          </draw:frame>
          <draw:custom-shape draw:style-name="gr8" draw:text-style-name="P5" svg:width="2.382cm" svg:height="0.442cm" svg:x="4.101cm" svg:y="28.225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9" svg:width="1.968cm" svg:height="0.444cm" svg:x="2.039cm" svg:y="28.719cm">
            <draw:text-box>
              <text:p text:style-name="P9"><text:span text:style-name="T2"><text:s/></text:span><text:span text:style-name="T2">Утверд.</text:span></text:p>
            </draw:text-box>
          </draw:frame>
          <draw:custom-shape draw:style-name="gr8" draw:text-style-name="P5" svg:width="2.382cm" svg:height="0.444cm" svg:x="4.101cm" svg:y="28.721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6" svg:x1="15.157cm" svg:y1="26.677cm" svg:x2="15.157cm" svg:y2="29.176cm">
          <text:p/>
        </draw:line>
        <draw:frame draw:style-name="gr5" draw:text-style-name="P14" svg:width="5.822cm" svg:height="2.311cm" svg:x="9.209cm" svg:y="26.784cm">
          <draw:text-box>
            <text:p text:style-name="P13"><text:span text:style-name="T7">Программа расчета <text:s text:c="12"/>эффективной ширины спектра</text:span></text:p>
          </draw:text-box>
        </draw:frame>
        <draw:line draw:style-name="gr3" draw:text-style-name="P6" svg:x1="15.166cm" svg:y1="27.178cm" svg:x2="20.504cm" svg:y2="27.178cm">
          <text:p/>
        </draw:line>
        <draw:line draw:style-name="gr3" draw:text-style-name="P6" svg:x1="15.164cm" svg:y1="27.686cm" svg:x2="20.502cm" svg:y2="27.686cm">
          <text:p/>
        </draw:line>
        <draw:line draw:style-name="gr3" draw:text-style-name="P6" svg:x1="18.189cm" svg:y1="26.677cm" svg:x2="18.191cm" svg:y2="27.671cm">
          <text:p/>
        </draw:line>
        <draw:frame draw:style-name="gr7" draw:text-style-name="P15" svg:width="1.364cm" svg:height="0.442cm" svg:x="15.231cm" svg:y="26.705cm">
          <draw:text-box>
            <text:p/>
          </draw:text-box>
        </draw:frame>
        <draw:frame draw:style-name="gr5" draw:text-style-name="P7" svg:width="2.151cm" svg:height="0.442cm" svg:x="18.271cm" svg:y="26.705cm">
          <draw:text-box>
            <text:p text:style-name="P7"><text:span text:style-name="T4">Листов</text:span></text:p>
          </draw:text-box>
        </draw:frame>
        <draw:frame draw:style-name="gr5" draw:text-style-name="P13" svg:width="2.151cm" svg:height="0.444cm" svg:x="18.283cm" svg:y="27.215cm">
          <draw:text-box>
            <text:p text:style-name="P13"><text:span text:style-name="T8"><text:s/></text:span></text:p>
          </draw:text-box>
        </draw:frame>
        <draw:line draw:style-name="gr4" draw:text-style-name="P6" svg:x1="15.662cm" svg:y1="27.19cm" svg:x2="15.662cm" svg:y2="27.673cm">
          <text:p/>
        </draw:line>
        <draw:line draw:style-name="gr4" draw:text-style-name="P6" svg:x1="16.167cm" svg:y1="27.191cm" svg:x2="16.167cm" svg:y2="27.674cm">
          <text:p/>
        </draw:line>
        <draw:frame draw:style-name="gr5" draw:text-style-name="P13" svg:width="5.19cm" svg:height="0.632cm" svg:x="15.231cm" svg:y="28.088cm">
          <draw:text-box>
            <text:p text:style-name="P13"><text:span text:style-name="T9"><text:s/></text:span></text:p>
          </draw:text-box>
        </draw:frame>
      </draw:g>
      <text:p text:style-name="P1"/>
      <text:p text:style-name="P4">7 Программа расчета эффективной ширины спектра</text:p>
      <text:p text:style-name="P3">#include &lt;stdlib.h&gt;</text:p>
      <text:p text:style-name="P3">#include &lt;stdio.h&gt;</text:p>
      <text:p text:style-name="P3">#include &lt;math.h&gt;</text:p>
      <text:p text:style-name="P3">#include &lt;float.h&gt;</text:p>
      <text:p text:style-name="P3"/>
      <text:p text:style-name="P3">#define buf_sz 1024</text:p>
      <text:p text:style-name="P3">#define t_i 0.0000001</text:p>
      <text:p text:style-name="P3">#define A 2.0</text:p>
      <text:p text:style-name="P3"/>
      <text:p text:style-name="P3">double S_w (double x)</text:p>
      <text:p text:style-name="P3">{</text:p>
      <text:p text:style-name="P3"><text:s text:c="4"/>return x&lt;1?(3.0/4.0*A*t_i):</text:p>
      <text:p text:style-name="P3"><text:s text:c="16"/>sqrt(pow(A/x*(sin(3.0*x*t_i)*(5.0/4.0*cos(x*t_i/2.0)-1.0/2.0*cos(x*t_i/4.0)-1.0)+</text:p>
      <text:p text:style-name="P3"><text:s text:c="25"/>3.0/4.0*(sin(x*t_i/2.0)-sin(x*t_i/4.0))*(1.0-cos(3.0*x*t_i))), 2)+</text:p>
      <text:p text:style-name="P3"><text:s text:c="21"/>pow(A/x*(3.0/4.0*sin(3.0*x*t_i)*(sin(x*t_i/2.0)-sin(x*t_i/4.0))-</text:p>
      <text:p text:style-name="P3"><text:s text:c="25"/>(5.0/4.0*cos(x*t_i/2.0)-1.0/2.0*cos(x*t_i/4.0)-1.0)*(1.0-cos(3.0*x*t_i))), 2)</text:p>
      <text:p text:style-name="P3"><text:s text:c="20"/>);</text:p>
      <text:p text:style-name="P3">}</text:p>
      <text:p text:style-name="P3"/>
      <text:p text:style-name="P3">/*The function will calculate value of We - effective angular frequency*/</text:p>
      <text:p text:style-name="P3">double Calc_We (int N, double Es, double k)</text:p>
      <text:p text:style-name="P3">{</text:p>
      <text:p text:style-name="P3"><text:s text:c="4"/>int w = 0;</text:p>
      <text:p text:style-name="P3"><text:s text:c="4"/>double E = 0;</text:p>
      <text:p text:style-name="P3"><text:s text:c="4"/>while ((k*Es)&gt;E)</text:p>
      <text:p text:style-name="P3"><text:s text:c="4"/>{</text:p>
      <text:p text:style-name="P3"><text:s text:c="8"/>E += 1.0/M_PI * (N * (pow (S_w(w), 2) + pow (S_w(w+N), 2))/2.0);</text:p>
      <text:p text:style-name="P3"><text:s text:c="8"/>printf ("k*Es = %le, E=%le, w=%d\n", k*Es, E, w);</text:p>
      <text:p text:style-name="P3"><text:s text:c="8"/>w +=N;</text:p>
      <text:p text:style-name="P3"><text:s text:c="4"/>}</text:p>
      <text:p text:style-name="P3"><text:s text:c="4"/>return w;</text:p>
      <text:p text:style-name="P3">}</text:p>
      <text:p text:style-name="P3"/>
      <text:p text:style-name="P3">int main()</text:p>
      <text:p text:style-name="P3">{</text:p>
      <text:p text:style-name="P3"><text:s text:c="4"/>printf ("This program calculates effective spectrum width\n\n");</text:p>
      <text:p text:style-name="P3"><text:s text:c="4"/>int N =0; <text:s text:c="3"/>/*sampling rate*/</text:p>
      <text:p text:style-name="P3"><text:s text:c="4"/>double We=0; <text:s text:c="3"/>/*effective angular frequency*/</text:p>
      <text:p text:style-name="P3"><text:s text:c="4"/>double Es=0; <text:s text:c="3"/>/*signal energy*/</text:p>
      <text:p text:style-name="P3"><text:s text:c="4"/>double k =0; <text:s text:c="3"/>/*ratio of effective spectrum width (about 0.90-0.95)*/</text:p>
      <text:p text:style-name="P3"><text:s text:c="4"/>char *buf = malloc (buf_sz);</text:p>
      <text:p text:style-name="P3"><text:s text:c="4"/>printf ("Please input parameters as follows:\n\n");</text:p>
      <text:p text:style-name="P3"><text:s text:c="4"/>printf ("N=&lt;value&gt;,Es=&lt;value&gt;,k=&lt;value&gt;\n\n");</text:p>
      <text:p text:style-name="P3"><text:s text:c="4"/>printf ("N <text:s/>- sampling rate(int)\n");</text:p>
      <text:p text:style-name="P3"><text:s text:c="4"/>printf ("Es - signal energy(double)\n");</text:p>
      <text:p text:style-name="P3"><text:s text:c="4"/>printf ("k <text:s/>- ratio of effective spectrum width(double)\n\n");</text:p>
      <text:p text:style-name="P3"><text:s text:c="4"/>gets (buf);</text:p>
      <text:p text:style-name="P3"><text:s text:c="4"/>while ((sscanf (buf, "N=%d,Es=%le,k=%le\n", &amp;N, &amp;Es, &amp;k) != 3)</text:p>
      <text:p text:style-name="P3"><text:s text:c="11"/>|| (N&lt;=0) || (Es&lt;=0) || (k&lt;=0))</text:p>
      <text:p text:style-name="P3"><text:s text:c="4"/>{</text:p>
      <text:p text:style-name="P3"><text:s text:c="8"/>printf ("\nSorry but I can't recognize entered data\n");</text:p>
      <text:p text:style-name="P3"><text:s text:c="8"/>printf ("Please try again or press Ctrl+C to exit\n\n");</text:p>
      <text:p text:style-name="P3"><text:s text:c="8"/>gets (buf);</text:p>
      <text:p text:style-name="P3"><text:s text:c="4"/>}</text:p>
      <text:p text:style-name="P3"><text:s text:c="4"/>printf ("You are entered next data: N=%d,Es=%le,k=%le\n", N, Es, k);</text:p>
      <text:p text:style-name="P3"><text:s text:c="4"/>printf ("Calculation of effective angular frequency in progress\n");</text:p>
      <text:p text:style-name="P3"><text:s text:c="4"/>We = Calc_We (N, Es, k);</text:p>
      <text:p text:style-name="P3"><text:s text:c="4"/>printf ("Calculation is finished. We=%le\n", We);</text:p>
      <text:p text:style-name="P3"><text:s text:c="4"/>free (buf);</text:p>
      <text:p text:style-name="P3"><text:s text:c="4"/>return 0;</text:p>
      <text:p text:style-name="P3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sOCPEUR" svg:font-family="IsOCPEUR, Arial"/>
    <style:font-face style:name="Isocpeur" svg:font-family="Isocpeur, ari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35:33.47</dc:date>
    <dc:creator>Ruslan Murtazin</dc:creator>
    <meta:editing-duration>PT1H1M37S</meta:editing-duration>
    <meta:editing-cycles>9</meta:editing-cycles>
    <meta:generator>OpenOffice.org/3.4.1$Win32 OpenOffice.org_project/341m1$Build-9593</meta:generator>
    <meta:document-statistic meta:table-count="0" meta:image-count="0" meta:object-count="0" meta:page-count="1" meta:paragraph-count="58" meta:word-count="235" meta:character-count="2055"/>
  </office:meta>
</office:document-meta>
</file>